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Times" fo:color="#032726"/>
    </style:style>
    <style:style style:name="TableColumn1" style:family="table-column">
      <style:table-column-properties style:column-width="3.4625in" style:rel-column-width="32767*"/>
    </style:style>
  </office:automatic-styles>
  <office:body>
    <office:text>
      <text:p text:style-name="P1"><text:span text:style-name="T1">陳真</text:span><text:s/>  |  2014.02.27 11:41   |   <text:a xlink:type="simple" xlink:href="http://palinfo.habago.org/Entry?Command=Information_PrintForum&amp;iPage=459#FORUM32115"><text:span text:style-name="T2">#</text:span></text:a></text:p>
      <text:p text:style-name="P2">昨天<text:span text:style-name="T3">,</text:span>牠來家之後第一次拉大便<text:span text:style-name="T3">,</text:span>任誰見到那樣的大便都要心酸<text:span text:style-name="T3">,</text:span>因為那不是什麼大便<text:span text:style-name="T3">,</text:span>那是一團混雜著一些雜物屑的泥土<text:span text:style-name="T3">. </text:span>牠大概是有一餐沒一餐<text:span text:style-name="T3">,</text:span>餓壞了<text:span text:style-name="T3">,</text:span>連草同泥土都一起吃下<text:span text:style-name="T3">.</text:span></text:p>
      <text:p text:style-name="P1"><text:span text:style-name="T1">陳真</text:span><text:s/>  |  2014.02.27 11:33   |   <text:a xlink:type="simple" xlink:href="http://palinfo.habago.org/Entry?Command=Information_PrintForum&amp;iPage=459#FORUM32114"><text:span text:style-name="T2">#</text:span></text:a></text:p>
      <text:p text:style-name="P3">所謂人眼看狗低<text:span text:style-name="T3">,</text:span>依過往經驗<text:span text:style-name="T3">,</text:span>有些欲領養者<text:span text:style-name="T3">,</text:span>見到本尊狗之後<text:span text:style-name="T3">,</text:span>竟面露失望不悅神色而當場拒絕領養<text:span text:style-name="T3">,</text:span>因為照片產生某種錯覺<text:span text:style-name="T3">,</text:span>見到本尊後便大失所望<text:span text:style-name="T3">. <text:line-break/><text:line-break/></text:span>對於這類把領養狗當相親的人<text:span text:style-name="T3">,</text:span>我沒法理解她們的美感<text:span text:style-name="T3">. </text:span>一朵花<text:span text:style-name="T3">,</text:span>殘破凋零仍是花<text:span text:style-name="T3">,</text:span>而不會突然變成一團鼻涕<text:span text:style-name="T3">.</text:span>一朵花美<text:span text:style-name="T3">,</text:span>便世上所有的花都美<text:span text:style-name="T3">,</text:span>一顆星子動人<text:span text:style-name="T3">,</text:span>便天上所有繁星都動人<text:span text:style-name="T3">. </text:span>美一定是美整體<text:span text:style-name="T3">,</text:span>沒有單單美一個的道理<text:span text:style-name="T3">. <text:line-break/><text:line-break/></text:span>這意思是說<text:span text:style-name="T3">:</text:span>一個人如果真的愛狗<text:span text:style-name="T3">,</text:span>那他就是愛世上全部的狗<text:span text:style-name="T3">,</text:span>不會有區別心<text:span text:style-name="T3">. </text:span>我若說我喜歡星星<text:span text:style-name="T3">,</text:span>旁人應該不會問我喜歡哪一顆才對<text:span text:style-name="T3">. </text:span>當然<text:span text:style-name="T3">,</text:span>實務上養狗必須考量例如體積大小毛髮多少是否適合之類<text:span text:style-name="T3">.<text:line-break/><text:line-break/></text:span>本來不敢貼<text:span text:style-name="T3">Lulu</text:span>目前的慘狀<text:span text:style-name="T3">,</text:span>但我後來想<text:span text:style-name="T3">,</text:span>對一隻體無完膚處境堪憐的小狗能生出愛意的人<text:span text:style-name="T3">,</text:span>或許才會好好照顧他<text:span text:style-name="T3">. </text:span>反倒是那些對於不管是人是狗不管是哪一種生命都會吶喊<text:span text:style-name="T3"><text:s/>"</text:span>好可愛好可愛哦<text:span text:style-name="T3">,</text:span>倫家愛死了<text:span text:style-name="T3">" </text:span>的領養者<text:span text:style-name="T3">,</text:span>我反倒要心懷戒心<text:span text:style-name="T3">,</text:span>因為任何關係中具有那樣的成份都很可怕<text:span text:style-name="T3">,</text:span>萬一哪一天老了病了不可愛了呢<text:span text:style-name="T3">?<text:line-break/><text:line-break/></text:span>總之<text:span text:style-name="T3">,</text:span>這就是<text:span text:style-name="T3">Lulu,</text:span>體無完膚<text:span text:style-name="T3">,</text:span>滿身創傷<text:span text:style-name="T3">. </text:span>前天<text:span text:style-name="T3">,</text:span>他又在地上滾出一團血跡<text:span text:style-name="T3">. </text:span>見他哀嚎<text:span text:style-name="T3">,</text:span>我亦無語<text:span text:style-name="T3">. </text:span>伸手摸牠無效<text:span text:style-name="T3">,</text:span>心想要不你把病痛都轉給我吧<text:span text:style-name="T3">. </text:span>我這雙手<text:span text:style-name="T3">,</text:span>要有本事<text:span text:style-name="T3">,</text:span>就把所有傷口全數撫平<text:span text:style-name="T3">.</text:span></text:p>
      <text:p text:style-name="P1"><text:span text:style-name="T1">鄭啟承</text:span><text:s/>  |  2014.02.27 09:27   |   <text:a xlink:type="simple" xlink:href="http://palinfo.habago.org/Entry?Command=Information_PrintForum&amp;iPage=459#FORUM32113"><text:span text:style-name="T2">#</text:span></text:a></text:p>
      <text:p text:style-name="P2">以下是使用高科技貼上<text:span text:style-name="T3"><text:s/>Lulu </text:span>本人玉照，雖滿身傷痕，但終日徘徊佛門，想必氣質非凡，康復後肯定十分英俊，盻能有慧眼之士青睞之。<text:span text:style-name="T3"><text:line-break/><text:line-break/>(</text:span>科技雖高，但似乎還沒辦法直接顯示圖片，但點選連結就可以看到了<text:span text:style-name="T3">)<text:line-break/><text:line-break/></text:span><text:a xlink:type="simple" xlink:href="http://i.imgur.com/5cPlI6P.jpg"><text:span text:style-name="T4">Lulu </text:span><text:span text:style-name="T2">玉照</text:span><text:span text:style-name="T4">01<text:line-break/></text:span></text:a><text:span text:style-name="T3"><text:line-break/></text:span><text:a xlink:type="simple" xlink:href="http://i.imgur.com/ibQBBda.jpg"><text:span text:style-name="T4">Lulu </text:span><text:span text:style-name="T2">玉照</text:span><text:span text:style-name="T4">02<text:line-break/></text:span></text:a><text:span text:style-name="T3"><text:line-break/></text:span><text:a xlink:type="simple" xlink:href="http://i.imgur.com/9fmjGI8.jpg"><text:span text:style-name="T4">Lulu </text:span><text:span text:style-name="T2">玉照</text:span><text:span text:style-name="T4">03<text:line-break/></text:span></text:a><text:span text:style-name="T3"><text:line-break/></text:span><text:a xlink:type="simple" xlink:href="http://i.imgur.com/pf3oDdD.jpg"><text:span text:style-name="T4">Lulu </text:span><text:span text:style-name="T2">玉照</text:span><text:span text:style-name="T4">04<text:line-break/></text:span></text:a><text:span text:style-name="T3"><text:line-break/></text:span><text:a xlink:type="simple" xlink:href="http://i.imgur.com/A0lrVNs.jpg"><text:span text:style-name="T4">Lulu </text:span><text:span text:style-name="T2">玉照</text:span><text:span text:style-name="T4">05<text:line-break/></text:span></text:a><text:span text:style-name="T3"><text:line-break/></text:span><text:a xlink:type="simple" xlink:href="http://i.imgur.com/BJqYCnY.jpg"><text:span text:style-name="T4">Lulu </text:span><text:span text:style-name="T2">玉照</text:span><text:span text:style-name="T4">06<text:line-break/></text:span></text:a><text:span text:style-name="T3"><text:line-break/></text:span><text:a xlink:type="simple" xlink:href="http://i.imgur.com/0wHvBPw.jpg"><text:span text:style-name="T4">Lulu </text:span><text:span text:style-name="T2">玉照</text:span><text:span text:style-name="T4">07</text:span></text:a></text:p>
      <text:p text:style-name="P1"><text:span text:style-name="T1">陳真</text:span><text:s/>  |  2014.02.27 01:44   |   <text:a xlink:type="simple" xlink:href="http://palinfo.habago.org/Entry?Command=Information_PrintForum&amp;iPage=459#FORUM32112"><text:span text:style-name="T2">#</text:span></text:a></text:p>
      <text:p text:style-name="P3">一天看一次<text:span text:style-name="T3">,only god forgives</text:span>已經看了三次<text:span text:style-name="T3">,</text:span>它上映多久<text:span text:style-name="T3">,</text:span>我打算就看它多少次<text:span text:style-name="T3">. </text:span>這電影對我衝擊之大<text:span text:style-name="T3">,</text:span>猶如<text:span text:style-name="T3">1986</text:span>年第一次看到<text:span text:style-name="T3"><text:s/>kusturica</text:span>的電影<text:span text:style-name="T3"><text:s/>when father was away on business,</text:span>猶如<text:span text:style-name="T3">2005</text:span>年第一次看到<text:span text:style-name="T3"><text:s/>sokurov</text:span>的<text:span text:style-name="T3"><text:s/>the sun. <text:line-break/><text:line-break/></text:span>每一個鏡頭<text:span text:style-name="T3">,</text:span>令人嘆為觀止<text:span text:style-name="T3">. </text:span>它讓我相信一個詞<text:span text:style-name="T3">: </text:span>藝術<text:span text:style-name="T3">;</text:span>讓我相信這樣一件事<text:span text:style-name="T3">: </text:span>天上繁星再多<text:span text:style-name="T3">,</text:span>總有一定數量<text:span text:style-name="T3">,</text:span>總有個極限<text:span text:style-name="T3">,</text:span>但藝術卻無邊境<text:span text:style-name="T3">;</text:span>當你以為表達已到盡頭<text:span text:style-name="T3">,</text:span>卻仍潛藏無數可能<text:span text:style-name="T3">. <text:line-break/><text:line-break/></text:span>幾天來<text:span text:style-name="T3">,</text:span>恍恍惚惚<text:span text:style-name="T3">,</text:span>腦海盡是她的影子<text:span text:style-name="T3">.</text:span>所謂此曲只應天上有<text:span text:style-name="T3">,</text:span>人間難得幾回聞<text:span text:style-name="T3">,</text:span>當一物美得過火<text:span text:style-name="T3">,</text:span>讓我不禁懷疑起自己是不是在做夢<text:span text:style-name="T3">.</text:span></text:p>
      <text:p text:style-name="P1"><text:span text:style-name="T1">陳真</text:span><text:s/>  |  2014.02.25 00:30   |   <text:a xlink:type="simple" xlink:href="http://palinfo.habago.org/Entry?Command=Information_PrintForum&amp;iPage=459#FORUM32111"><text:span text:style-name="T2">#</text:span></text:a></text:p>
      <text:p text:style-name="P2"><text:span text:style-name="T3">(</text:span>續<text:span text:style-name="T3">Lulu)<text:line-break/><text:line-break/></text:span>此刻<text:span text:style-name="T3">,Lulu </text:span>自行鑽回窩內<text:span text:style-name="T3">,</text:span>入睡了<text:span text:style-name="T3">. </text:span>安不安祥不知道<text:span text:style-name="T3">,</text:span>片刻的喘息應是有的<text:span text:style-name="T3">,</text:span>但時不時就醒來進行一番劇烈抓癢<text:span text:style-name="T3">. </text:span>當他醒著時<text:span text:style-name="T3">,</text:span>幾乎沒有一秒鐘不抓癢<text:span text:style-name="T3">,</text:span>都已皮開肉綻血肉模糊了<text:span text:style-name="T3">,</text:span>但劇癢似乎超過了疼痛<text:span text:style-name="T3">. <text:line-break/><text:line-break/></text:span>我蹲在一旁<text:span text:style-name="T3">,</text:span>看他一邊抓爛血肉一邊發出長鳴哀嚎<text:span text:style-name="T3">,</text:span>彷彿求饒<text:span text:style-name="T3">,</text:span>痛苦到在地上打滾<text:span text:style-name="T3">,</text:span>地板上拖出一條一條血痕<text:span text:style-name="T3">,</text:span>血跡斑斑<text:span text:style-name="T3">...</text:span>就像聖殤最後那一幕<text:span text:style-name="T3">. </text:span>但聖殤主角出於贖罪<text:span text:style-name="T3">,</text:span>而這條小狗卻純屬無辜<text:span text:style-name="T3">,</text:span>為何受苦<text:span text:style-name="T3">? <text:line-break/><text:line-break/></text:span>人不該對神發出異議<text:span text:style-name="T3">,</text:span>但全能之神卻難以阻止生命發出這樣的疑問<text:span text:style-name="T3">.<text:line-break/><text:line-break/></text:span>如果悲劇可以轉嫁<text:span text:style-name="T3">,</text:span>我不在乎讓牠身上的病痛全轉到我身上來<text:span text:style-name="T3">. </text:span>病痛之於我<text:span text:style-name="T3">,</text:span>就猶如一陣狂風吹向大海<text:span text:style-name="T3">,</text:span>表面上或許驚濤駭浪<text:span text:style-name="T3">,</text:span>海平面底下卻波紋不興<text:span text:style-name="T3">. <text:line-break/><text:line-break/></text:span>每當我有著一些病痛<text:span text:style-name="T3">,</text:span>心裏難免就升起一些安慰<text:span text:style-name="T3">,</text:span>因為這意味著也許地球上某個角落的一些痛苦被我消化掉承擔掉了<text:span text:style-name="T3">. </text:span>但我理性上知道<text:span text:style-name="T3">,</text:span>這純屬妄想<text:span text:style-name="T3">,</text:span>祈求轉嫁痛苦只是一種空話<text:span text:style-name="T3">,</text:span>每個生命終究都有著一份屬於自己的命運<text:span text:style-name="T3">.<text:line-break/><text:line-break/></text:span>時隔<text:span text:style-name="T3">20</text:span>年了<text:span text:style-name="T3">,</text:span>我仍然時常想起五旗峰瀑布底下那隻全身血肉潰爛巴掌大約莫幾個月大的小小狗<text:span text:style-name="T3">. </text:span>當我發現牠時<text:span text:style-name="T3">,</text:span>牠只剩最後一口氣<text:span text:style-name="T3">,</text:span>發出微微的哀鳴<text:span text:style-name="T3">,</text:span>乍聽之下<text:span text:style-name="T3">,</text:span>就像一聲聲嘆息<text:span text:style-name="T3">. <text:line-break/><text:line-break/></text:span>我在牠身上鋪上一塊布<text:span text:style-name="T3">,</text:span>上面再壓塊木板<text:span text:style-name="T3">,</text:span>打算騎機車遠遠加速衝來<text:span text:style-name="T3">,</text:span>把牠壓個稀巴爛<text:span text:style-name="T3">,</text:span>立即解除牠的痛苦<text:span text:style-name="T3">.</text:span>但我發動了機車卻下不了手<text:span text:style-name="T3">,</text:span>在牠身邊繞著圈子騎來騎去<text:span text:style-name="T3">,</text:span>幾度徘徊躊躇<text:span text:style-name="T3">,</text:span>夜很快就來了<text:span text:style-name="T3">. </text:span>最後<text:span text:style-name="T3">,</text:span>我放棄了<text:span text:style-name="T3">,</text:span>決定把牠交還給山林<text:span text:style-name="T3">,</text:span>任黑夜處置<text:span text:style-name="T3">.<text:line-break/><text:line-break/></text:span>如果一條僅僅萍水相逢的貓或狗或更微小的生物<text:span text:style-name="T3">,</text:span>僅僅無關世界大局的病傷痛癢<text:span text:style-name="T3">,</text:span>卻必須以你的生活與生命為代價<text:span text:style-name="T3">,</text:span>你幹不幹<text:span text:style-name="T3">? </text:span>答案其實很清楚<text:span text:style-name="T3">. </text:span>這說明了世界其實是一團黑暗與孤獨<text:span text:style-name="T3">. </text:span>每個生命領受了屬於自己的那一份造化<text:span text:style-name="T3">,</text:span>造化無從取代<text:span text:style-name="T3">,</text:span>無從轉嫁<text:span text:style-name="T3">. </text:span>話雖如此<text:span text:style-name="T3">,</text:span>但仍然還是羅曼羅蘭那句老話<text:span text:style-name="T3">: "</text:span>如果有一雙真誠的眼睛陪我們哭泣<text:span text:style-name="T3">,</text:span>我們就沒有為生命白白受苦<text:span text:style-name="T3">."<text:line-break/><text:line-break/></text:span>當然<text:span text:style-name="T3">,</text:span>此時我仍然懷著一絲期望<text:span text:style-name="T3">,</text:span>希望有人能伸出援手<text:span text:style-name="T3">,</text:span>給這小生命一個生存角落<text:span text:style-name="T3">.</text:span></text:p>
      <text:p text:style-name="P1"><text:span text:style-name="T1">陳真</text:span><text:s/>  |  2014.02.24 10:38   |   <text:a xlink:type="simple" xlink:href="http://palinfo.habago.org/Entry?Command=Information_PrintForum&amp;iPage=459#FORUM32109"><text:span text:style-name="T2">#</text:span></text:a></text:p>
      <text:p text:style-name="P4">(<text:span text:style-name="T1">續</text:span>)<text:line-break/><text:line-break/><text:span text:style-name="T1">底下是黑芬針對</text:span>ONLY GOD FORGIVES<text:span text:style-name="T1">講的一段話</text:span>:<text:line-break/><text:line-break/>The original concept for the film was to make a movie about a man who wants to fight God. That is, of course, a very vast obstacle but when I was writing the film, I was going through some very existential times in my life - we were expecting our second child and it was a difficult pregnancy - and the idea of having a character who wants to fight God without knowing why very much appealed to me. <text:line-break/><text:line-break/>With that as the concept, I elaborated by adding a character who believes he is God (Chang), obviously the antagonist, with the protagonist being a gangster who is looking for religion to believe in (Julian). This itself is, of course, very existential because faith is based on the need for a higher answer but most of the time, we don’t know what the question is. When the answer comes, then, we must backtrack our lives in order to find the question. In this way, the film is conceived as an answer, with the question revealed at the end.<text:line-break/><text:line-break/>With hindsight, I am able to see the similarities between Chang and One Eye in Valhalla Rising, and Driver in Drive - all are rooted in fairytale mythology and have difficulties living in the everyday world. I can see that technically, there is a resemblance in their stoic behavior, silence, and fetishistic portraits even though they live in different times and are portrayed by different actors. In Valhalla Rising, One Eye is enigmatic - we don’t know his past but he is defined by his name. In Drive, Driver is defined by his function. And in Only God Forgives, Chang is first of all defined by his enigmatic behaviour, to such an extent that he becomes a disembodied character, an ‘it’, defined not by his name but solely by his image.<text:line-break/><text:line-break/>In a way, Only God Forgives is like an accumulation of all the films I’ve made so far. I think I was heading toward a creative collision, full speed ahead, in order to change everything around me and to see what would come after. I have always said that I set out to make films about women but I end up making films about violent men. Now that everything is colliding, it may end up turning things upside-down for me. This collision is exciting because everything around me becomes so uncertain and we must not forget that the second enemy of creativity, after having ‘good taste’, is being safe.</text:p>
      <text:p text:style-name="P1"><text:span text:style-name="T1">陳真</text:span><text:s/>  |  2014.02.24 01:31   |   <text:a xlink:type="simple" xlink:href="http://palinfo.habago.org/Entry?Command=Information_PrintForum&amp;iPage=459#FORUM32108"><text:span text:style-name="T2">#</text:span></text:a></text:p>
      <text:p text:style-name="P2">從愛穹蒼到醉鄉民謠到華爾街之狼到藍色是最溫暖的顏色<text:span text:style-name="T3">,</text:span>大師作品最近一一出爐<text:span text:style-name="T3">,</text:span>原本高度期待<text:span text:style-name="T3">,</text:span>結果不是普普就是令人失望<text:span text:style-name="T3">,</text:span>特別是馬丁史科西斯的<text:span text:style-name="T3"><text:s/>"</text:span>華爾街之狼<text:span text:style-name="T3">" </text:span>真是亂拍一通<text:span text:style-name="T3">,</text:span>不知道他是不是最近很缺錢所以才這樣拍電影<text:span text:style-name="T3">. <text:line-break/><text:line-break/></text:span>一連串的失望<text:span text:style-name="T3">,</text:span>幾乎要讓人對電影失去信心<text:span text:style-name="T3">,</text:span>還好今天早上終於看了<text:span text:style-name="T3"><text:s/>"ONLY GOD FORGIVES",</text:span>總算讓我久無甘霖奄奄一息的電影細胞又活了過來<text:span text:style-name="T3">. <text:line-break/><text:line-break/></text:span>據說很多人看這電影看一半就離席<text:span text:style-name="T3">,</text:span>離去時還丟下兩句咒罵打兩聲呵欠<text:span text:style-name="T3">,</text:span>以表不屑<text:span text:style-name="T3">. </text:span>在坎城放映後<text:span text:style-name="T3">,</text:span>導演和主角還四處遭到當地觀眾噓聲以對<text:span text:style-name="T3">. </text:span>但我若是評審<text:span text:style-name="T3">,</text:span>毫無疑問會把所有獎項全部頒給它<text:span text:style-name="T3">.<text:line-break/><text:line-break/></text:span>台灣倒是沒有看到誰半途離席<text:span text:style-name="T3">,</text:span>因為只有我們兩個人<text:span text:style-name="T3">,</text:span>包了全場<text:span text:style-name="T3">.<text:line-break/><text:line-break/></text:span>這電影很豐富<text:span text:style-name="T3">,</text:span>它什麼也沒講<text:span text:style-name="T3">,</text:span>但也幾乎什麼都講了<text:span text:style-name="T3">. </text:span>我很想說出我所看到知道或感受到的<text:span text:style-name="T3">,</text:span>可惜一句也說不上來<text:span text:style-name="T3">. </text:span>若要問說這電影究竟哪裏好<text:span text:style-name="T3">,</text:span>究竟在演些什麼<text:span text:style-name="T3">,</text:span>我也只能說它就是好<text:span text:style-name="T3">,</text:span>至於講些什麼<text:span text:style-name="T3">,</text:span>我若能講得出來<text:span text:style-name="T3">,</text:span>人家導演何必拍電影<text:span text:style-name="T3">? </text:span>他就直接明講不就行了<text:span text:style-name="T3">.<text:line-break/><text:line-break/></text:span>黑芬的上一部作品就是車神<text:span text:style-name="T3">,ONLY GOD FOGIVES</text:span>顯然要比車神又更上好幾層樓<text:span text:style-name="T3">. </text:span>看完電影<text:span text:style-name="T3">,</text:span>極為震撼<text:span text:style-name="T3">,</text:span>我知道我若說出對它的理解<text:span text:style-name="T3">,</text:span>只會製造更多誤解<text:span text:style-name="T3">,</text:span>越說它便離它越遠<text:span text:style-name="T3">.<text:line-break/><text:line-break/></text:span>詩是無法轉述的<text:span text:style-name="T3">,</text:span>就如音樂無法轉述一般<text:span text:style-name="T3">. </text:span>表達一首詩的美好<text:span text:style-name="T3">,</text:span>只能請你自己把它讀一遍<text:span text:style-name="T3">,</text:span>沒有第二種方法<text:span text:style-name="T3">.</text:span>就如表達一首音樂的美好<text:span text:style-name="T3">,</text:span>只能請你自已把它聽一遍<text:span text:style-name="T3">,</text:span>沒有更好的方法<text:span text:style-name="T3">. <text:line-break/><text:line-break/></text:span>黑芬的電影只看過三部<text:span text:style-name="T3">,</text:span>在我看來<text:span text:style-name="T3">,</text:span>藝術成就應以此部為最<text:span text:style-name="T3">. </text:span>若一定要給詩般之物說三道四<text:span text:style-name="T3">,</text:span>那麼也許可以說這電影有關罪與罰<text:span text:style-name="T3">,</text:span>有關存在的困境<text:span text:style-name="T3">,</text:span>有關人與神<text:span text:style-name="T3">,</text:span>有關情緒情感<text:span text:style-name="T3">,</text:span>悲劇的源頭<text:span text:style-name="T3">.<text:line-break/><text:line-break/></text:span>夜深人靜<text:span text:style-name="T3">,</text:span>明天又是一番艱難生活的開始<text:span text:style-name="T3">,</text:span>彷彿永無止盡的折磨困頓與挫敗<text:span text:style-name="T3">,</text:span>但我已開始倒數計時<text:span text:style-name="T3">,</text:span>數算再度進電影院看它第二遍的愉悅之終將到來<text:span text:style-name="T3">.</text:span></text:p>
      <text:p text:style-name="P5"/>
      <text:p text:style-name="P1"><text:span text:style-name="T1">陳真</text:span><text:s/>  |  2014.02.24 00:27   |   <text:a xlink:type="simple" xlink:href="http://palinfo.habago.org/Entry?Command=Information_PrintForum&amp;iPage=460#FORUM32107"><text:span text:style-name="T2">#</text:span></text:a></text:p>
      <text:p text:style-name="P2"><text:span text:style-name="T3">(</text:span>續<text:span text:style-name="T3">)<text:line-break/><text:line-break/></text:span>終於把鹿鹿<text:span text:style-name="T3">(LuLu)</text:span>給救回家<text:span text:style-name="T3">(</text:span>剛給他取的名字<text:span text:style-name="T3">,</text:span>因為是從鹿耳門天后宮救出來<text:span text:style-name="T3">),</text:span>帶去給醫生打針吃藥<text:span text:style-name="T3">,</text:span>奮鬥了一整天<text:span text:style-name="T3">,</text:span>人狗都已疲憊不堪<text:span text:style-name="T3">. <text:line-break/><text:line-break/></text:span>整個過程中<text:span text:style-name="T3">,LuLU</text:span>嚇得四肢都僵了<text:span text:style-name="T3">. </text:span>現在已在溫暖被窩中沉沉睡去<text:span text:style-name="T3">,</text:span>但每隔一會兒就會醒來<text:span text:style-name="T3">,</text:span>因為皮膚病而劇烈搔癢<text:span text:style-name="T3">,</text:span>皮開肉綻<text:span text:style-name="T3">,</text:span>慘不忍睹<text:span text:style-name="T3">.</text:span>醫生說<text:span text:style-name="T3">,</text:span>需要兩個月的時間才能康復<text:span text:style-name="T3">. <text:line-break/><text:line-break/></text:span>疲憊的一天<text:span text:style-name="T3">,</text:span>但問題也從此時正要開始<text:span text:style-name="T3">,</text:span>希望有人能詳細考察自身生活處境<text:span text:style-name="T3">,</text:span>若你想養狗而且生活環境有能力養<text:span text:style-name="T3">,</text:span>那麼<text:span text:style-name="T3">,</text:span>就考慮一下<text:span text:style-name="T3">LuLu</text:span>吧<text:span text:style-name="T3">! <text:line-break/><text:line-break/></text:span>所謂名貴狗通常比較容易有人領養<text:span text:style-name="T3">,</text:span>但我以為每隻狗都很可愛很名貴<text:span text:style-name="T3">,</text:span>實在不知道考量那些無謂的因素有何意義可言<text:span text:style-name="T3">.<text:line-break/><text:line-break/></text:span>接下來會有一連串的治療除蟲以及結紮等等的工作<text:span text:style-name="T3">,</text:span>如果有人願意領養<text:span text:style-name="T3">,</text:span>屆時交到你手上肯定是一隻很健康漂亮的狗<text:span text:style-name="T3">,</text:span>屆時我會貼出他的照片<text:span text:style-name="T3">,</text:span>各位不妨考慮考慮<text:span text:style-name="T3">,</text:span>但要想清楚自己有無能力和環境養狗<text:span text:style-name="T3">,</text:span>勿憑一時衝動<text:span text:style-name="T3">.</text:span></text:p>
      <text:p text:style-name="P1"><text:span text:style-name="T1">陳真</text:span><text:s/>  |  2014.02.21 23:17   |   <text:a xlink:type="simple" xlink:href="http://palinfo.habago.org/Entry?Command=Information_PrintForum&amp;iPage=460#FORUM32106"><text:span text:style-name="T2">#</text:span></text:a></text:p>
      <text:p text:style-name="P3">上周去拜拜，在媽祖廟附近空地看到一隻快要變成化石的狗，皮膚病很嚴重。對於這類慘劇，我向來抱著眼不見為淨的心理建設，當做沒看見就算沒我的事了。但這隻流浪小狗<text:span text:style-name="T3">(</text:span>體型中等，但應該只是兒童狗<text:span text:style-name="T3">)</text:span>，不知為何，竟主動朝我既熱烈又害羞地走過來討摸，很可能嗅出我身上異於人類的特殊氣味，想同我做個朋友。<text:span text:style-name="T3"><text:line-break/><text:line-break/></text:span>離去時，我買了兩根香腸給牠。牠很開心，一看到香腸就像土著看見神蹟那樣舉兩腳膜拜，圍著那兩支香腸跳起舞來，十分興奮。我把香腸遞到牠鼻子前，牠卻身子往後退，彷彿怕玷污了神聖而不敢靠近，一味圍著香腸手舞足蹈做出拜拜狀。<text:span text:style-name="T3"><text:line-break/><text:line-break/></text:span>我要趕公車回家，不知道牠要拜多久才敢吃這兩根神聖的香腸，為了節省時間，乾脆剝下一小塊一小塊餵牠。趁牠享用美食時，我們趕緊溜走，避免待會人狗依依不捨的悲劇發生。<text:span text:style-name="T3"><text:line-break/><text:line-break/></text:span>我估計若不救牠，皮膚病迅速擴散，她很快就會變成一身化石。依牠眼前的狀況似乎就已讓牠痛苦萬分。<text:span text:style-name="T3"><text:line-break/><text:line-break/></text:span>救牠得花些錢，治療期間約兩個月，但難處不在於錢，而在於我們住的地方已經有一隻也是在街上救回來的阿憨。我們住的地方沒有適當空間養牠，所以人狗都過得十分的痛苦。<text:span text:style-name="T3"><text:line-break/><text:line-break/></text:span>我住的是一個文化水平相當低的社區，周圍鄰居有著許多敵狗人士，見到這類非名種之流浪狗極度排斥，彷彿跟狗有仇。加上我們兩人經常分頭出差或出門幹活，平常生活忙碌不堪，連睡覺吃飯都經常沒啥時間，實在很難每天都能遛兩次狗，往往因此放棄許多外出機會。<text:span text:style-name="T3"><text:line-break/><text:line-break/></text:span>總之，養這隻阿憨已經很不狗道而且也很不人道，人狗都十分痛苦，但又沒法把牠送走，處境十分艱難。<text:span text:style-name="T3"><text:line-break/><text:line-break/></text:span>我曾在醫院附近拯救了十幾隻剛出生被人刻意丟在醫院門口的小狗，前後兩三胎，為此不眠不休忙了至少一年半載，包括幫牠們洗澡除蟲等等，然後再想法子四處找人領養。<text:span text:style-name="T3"><text:line-break/><text:line-break/></text:span>凡是領養者一概贈送精美大狗籠一座，並且親自送到您府上。就這樣一隻一隻送走。送出前，每次都得幫狗兒打扮得漂漂亮亮，像在嫁女兒一樣，還幫牠們穿新衣打蝴蝶結。<text:span text:style-name="T3"><text:line-break/><text:line-break/></text:span>最遠的一隻是送到基隆東北角，每次都是我自己開車送，基隆那位認養者是個十八姑娘，童心未泯，很喜歡小狗。但隔天卻打電話來要求退貨，說把拔馬麻不讓她養，我只好又開車北上一路到基隆港把狗連夜接回。<text:span text:style-name="T3"><text:line-break/><text:line-break/></text:span>總之，至少十幾二十隻就這樣全部送走，幫每一隻找到溫暖的家。<text:span text:style-name="T3"><text:line-break/><text:line-break/></text:span>但是，有一天，醫院宿舍前有一隻狗徹夜慘叫，鬼哭神號了一整個晚上。護士抱怨說哪裏跑來這樣一隻狗吵死了，害她們整晚沒法睡，揚言要馬上找環保局來<text:span text:style-name="T3"><text:s/>"</text:span>清理<text:span text:style-name="T3">"</text:span>。我請她們刀下留狗，給我一天的時間，我來想辦法。<text:span text:style-name="T3"><text:line-break/><text:line-break/></text:span>後來，我找來獸醫，連吹箭都帶來了，準備強制牠就醫，因為牠腿斷了，而且做勢要咬人。<text:span text:style-name="T3"><text:line-break/><text:line-break/></text:span>這隻狗現在跑很快，宛如黑神駒，速度快過鳥，有一回還騰空撲下一隻麻雀，遭到我的痛斥。這隻就是目前很<text:span text:style-name="T3"><text:s/>"</text:span>不狗道<text:span text:style-name="T3">" </text:span>地被我收養的阿憨。<text:span text:style-name="T3"><text:line-break/><text:line-break/></text:span>我之所以硬著頭皮收養牠是因為牠當時已是四五歲大狗，加上又是黑狗，夜裏只能看到兩顆眼睛發出閃光，全身其它部位統統看不見，賣相不佳，沒有人要養，我只好自己硬著頭皮養。<text:span text:style-name="T3"><text:line-break/><text:line-break/></text:span>但因為家中只有我們兩人，幾乎因此得放棄各種外出機會，一天必須遛牠兩次。當外出不可避免時，牠就更可憐了。特別是我目前必須每周南北通車上班兩三天，養牠的難度越來越高，已幾乎快變成不可能的任務了。十分頭痛。<text:span text:style-name="T3"><text:line-break/><text:line-break/></text:span>現在更大的問題來了。養一隻已經幾乎是不可能的任務，更不可能同時養兩隻，空間上也根本不夠，社區更不會允許。因此，我們可以救牠一時，但若想要救牠一世，就得需要有仁人志士伸出援手，否則這小狗也差不多就毀了。<text:span text:style-name="T3"><text:line-break/><text:line-break/></text:span>記得有一次在急診，一個內科問題一大堆、已經在街頭晃好幾天滿身發臭面黃肌瘦數天未進食的憂鬱症病患被送來，整個臉憔悴得很嚇人，滿臉的疤和污垢，哭求我收她住院。<text:span text:style-name="T3"><text:line-break/><text:line-break/></text:span>我說沒問題，但她雖是憂鬱症，卻有一堆內科問題，我於是找內科醫師商量，但內科醫師認為憂鬱症才是主要病症，拒絕收住院。可是，當時精神科又已滿床許久，短期內很難排出床位。急診催說，若不收住院就請她離開，急診床不能佔這麼久。<text:span text:style-name="T3"><text:line-break/><text:line-break/></text:span>我把這個困境告訴病患，她大哭，感覺更不成人形了，一直求我救她，說她無路可走，離開這醫院只有死路可走。<text:span text:style-name="T3"><text:line-break/><text:line-break/></text:span>當時，急診護士一直在旁催我趕快讓她走。我當下心裏湧上一個念頭。我心想：我穿著白袍，在這樣一個巍巍峨峨姿態萬千的大醫院裏，所為何事？如果我連這樣一種慘況都能見死不救，那我做這樣一個工作還有什麼意義呢？<text:span text:style-name="T3"><text:line-break/><text:line-break/></text:span>我當時心裏甚至想，如果我到最後仍然還是必須把這樣一個一趕出去肯定死路一條的病人趕走，那我也決心要同她一道離開醫院，因為我已經沒有資格再當一個醫生了。<text:span text:style-name="T3"><text:line-break/><text:line-break/></text:span>後來，我終於成功擺平每項困難，不但成功收她住院，也幫她解決了許多有關生存的問題。她身無分文，半年後離院時欠了醫院八十幾萬的醫藥費，但我還是讓她健健康康出院了。<text:span text:style-name="T3"><text:line-break/><text:line-break/></text:span>想到眼前這隻快變化石狗的小狗，幾天來我常回想到上面這樣一件事。類似的處境，而且恐怕難度更高。畢竟在醫院還有一整個醫療環境與團隊可共同面對各項難題，但是若要救這樣一條狗，卻完全不是我目前的生活處境與居住環境所能為力。<text:span text:style-name="T3"><text:line-break/><text:line-break/></text:span>寫這些東西，無非只是懷抱一點希望，看有沒有人能給這隻聰明可愛的無辜小狗一個溫暖的角落足以安身立命。如果有人願意收養牠，那我可以負責前半段，我可以負責把牠的病全部治好之後再交到你手上；我能保證交到你手上的是一隻超可愛超聰明的中型小黑狗，不但聰明可愛，而且我還會傾我所學，教牠各種禮節與文明規範，保證讓牠跟我一樣文明有禮貌。若有仁人志士，請與我聯絡：<text:span text:style-name="T3">emirchen@gmail.com </text:span>如果你很窮，養狗有經費問題，我能每個月幫忙負擔一點支出，直到牠過完一生。<text:span text:style-name="T3"><text:line-break/><text:line-break/></text:span>許多時候，走在街上，抬頭看天上藍天白雲，心裏常有這樣一份感受，你也可以說這是一種籲天吧：天地這麼大，難道容不下這樣一條小生命？<text:span text:style-name="T3"><text:line-break/><text:line-break/></text:span>另外，這兩天剛好看到底下這樣一段視頻，各位不妨仔細把它看完，算是題外話，只是剛好看到這段影像，感受甚深。<text:span text:style-name="T3"><text:line-break/><text:line-break/>http://www.youtube.com/watch?v=Ze6FRMMVNAo<text:line-break/>http://www.youtube.com/watch?v=6QPEQ2kzt1Y</text:span></text:p>
      <text:p text:style-name="P1"><text:span text:style-name="T1">陳真</text:span><text:s/>  |  2014.02.21 13:06   |   <text:a xlink:type="simple" xlink:href="http://palinfo.habago.org/Entry?Command=Information_PrintForum&amp;iPage=460#FORUM32105"><text:span text:style-name="T2">#</text:span></text:a></text:p>
      <text:p text:style-name="P2">今天如果倒過來<text:span text:style-name="T3">,</text:span>換成是藍營的人講那位<text:span text:style-name="T3"><text:s/>"</text:span>文化水平不高但自我滿意度卻高到破表<text:span text:style-name="T3">" </text:span>的柯先生那樣一種屁話<text:span text:style-name="T3">,</text:span>你看綠營及其徒子徒孫們會搞出什麼樣正義凜然的可怕事情來。更不用說像胡志強那樣公開替羞辱者緩頰說情。<text:span text:style-name="T3"><text:line-break/><text:line-break/></text:span>這事若發生在一些西方主要國家，毫無疑問政治生命肯定馬上結束。但在台灣，只要顏色對了，一樣是王。<text:span text:style-name="T3"><text:line-break/><text:line-break/></text:span>從黨外至今，從島內到島外，幾十年的政治與社會參與<text:span text:style-name="T3">,</text:span>教給我一件事<text:span text:style-name="T3">: </text:span>品性是一切作為的基礎；黑白是非是所有顏色的前提。<text:span text:style-name="T3"><text:line-break/><text:line-break/></text:span>但以綠為唯一合法顏色的那群人，卻始終不在乎品性和是非這兩樣東西，而只在乎立場，非我族類，其心可誅，至於我方則不管怎麼胡搞，永遠都對。即便教會也一樣，例如長老教會，只要是我方，便是偉人，便給予追悼，給予吹捧，哪怕對方品性齷齪下流都沒關係，一概視而不見，但只要是敵方，明明是品德正直的好人，卻白白布也能硬是要給他染到黑。<text:span text:style-name="T3"><text:line-break/><text:line-break/></text:span>前陣子，成大一位教授對鄭南榕提出說法，馬上遭來綠衛兵圍勦。但是，就算神也能批評，何況鄭南榕。但在時下的台灣，對之稍有不敬便會給自己惹來一場災禍，就猶如當初不能對各種政治正確不敬一般。<text:span text:style-name="T3"><text:line-break/><text:line-break/></text:span>重點是，對於他人的沉痛悲劇如此公開侮辱訕笑，綠營人士卻一點意見也沒有，當事人柯先生更一派輕鬆說自己<text:span text:style-name="T3"><text:s/>"</text:span>只是開玩笑<text:span text:style-name="T3">"</text:span>。<text:span text:style-name="T3"><text:line-break/><text:line-break/></text:span>哪天柯醫師自己的親人若也遭此橫禍，身心傷殘，我也藉著講什麼碗糕生死學或什麼碗糕醫學倫理也來開玩笑一番，不知道這位柯醫師心裏做何感想，不知道那些綠色的徒眾會不會說我有開這種玩笑的自由。<text:span text:style-name="T3"><text:line-break/><text:line-break/></text:span>蕭伯納說，我寧願褻瀆神明<text:span text:style-name="T3">50</text:span>次，我也絕不會傷害一隻對我搖尾表示友善的狗。同樣地，我寧可被槍斃<text:span text:style-name="T3">50</text:span>次，我也絕不會拿別人的重大悲劇來嘲諷羞辱。即便對方是敵人，我們也不該如此傷害敵人及其家屬的基本感情。<text:span text:style-name="T3"><text:line-break/><text:line-break/></text:span>以色列拒絕服兵役拒絕傷害巴勒斯坦人的那個不合作組織的那句名言說得很對，我們每個人都有可能犯錯，但是道德總該有個底線，<text:span text:style-name="T3">"</text:span>總該有些事是正直的人絕不會去做的<text:span text:style-name="T3">"</text:span>，即便是以死亡為代價。<text:span text:style-name="T3"><text:line-break/><text:line-break/></text:span>陳真<text:span text:style-name="T3"><text:line-break/>===============<text:line-break/></text:span>胡志強：怕曉鈴知道<text:span text:style-name="T3"><text:s/></text:span>報紙都藏起來<text:span text:style-name="T3"><text:line-break/><text:line-break/></text:span>作者：<text:span text:style-name="T3"><text:s/></text:span>陳世宗、林偉信╱綜合報導<text:span text:style-name="T3"><text:s/>| </text:span>中時電子報<text:span text:style-name="T3"><text:s/>– 2014</text:span>年<text:span text:style-name="T3">2</text:span>月<text:span text:style-name="T3">20</text:span>日<text:span text:style-name="T3"> <text:line-break/><text:line-break/><text:line-break/></text:span>中國時報【陳世宗、林偉信╱綜合報導】<text:span text:style-name="T3"><text:line-break/><text:line-break/></text:span>台大醫師柯文哲前天失言風波，台中市長胡志強<text:span text:style-name="T3">19</text:span>日出席石岡客家天穿日活動時，重申「不會計較」，還請大家不要誤會柯，「醫生不會傷害病人」，「但怕太太（邵曉鈴）知道這件事，把報紙和電視都藏起來了。」<text:span text:style-name="T3"><text:line-break/><text:line-break/></text:span>胡志強表示，他不了解柯文哲這些話的上下連貫，柯應該是講話不完整引起的誤會，造成這樣的誤解，柯本身應該很懊惱；「我不會誤會他，也希望大家不要誤會他。」</text:p>
      <text:p text:style-name="P1"><text:span text:style-name="T1">陳真</text:span><text:s/>  |  2014.02.19 00:21   |   <text:a xlink:type="simple" xlink:href="http://palinfo.habago.org/Entry?Command=Information_PrintForum&amp;iPage=460#FORUM32104"><text:span text:style-name="T2">#</text:span></text:a></text:p>
      <text:p text:style-name="P3">我寧可投票給一隻蟑螂<text:span text:style-name="T3">, </text:span>也不會投票給一個會對病人講這種話的人<text:span text:style-name="T3">.<text:line-break/><text:line-break/></text:span>我這話不是背後說的<text:span text:style-name="T3">,</text:span>是當面對這位柯醫師說的<text:span text:style-name="T3">.<text:line-break/><text:line-break/></text:span>我也同樣納悶<text:span text:style-name="T3">,</text:span>這是哪門子教會<text:span text:style-name="T3">,</text:span>哪門子教徒的水平<text:span text:style-name="T3">,</text:span>聽到這種話不但不憤怒<text:span text:style-name="T3">, </text:span>反而哄堂大笑<text:span text:style-name="T3">.<text:line-break/><text:line-break/></text:span>陳真<text:span text:style-name="T3"><text:line-break/><text:line-break/>=================<text:line-break/></text:span>說邵曉鈴「腦袋秀逗」<text:span text:style-name="T3"><text:s/></text:span>柯文哲：開玩笑的<text:span text:style-name="T3"><text:line-break/><text:line-break/></text:span>新頭殼作者：<text:span text:style-name="T3"><text:s/>NewTalk </text:span>新頭殼<text:span text:style-name="T3"><text:s/>| </text:span>新頭殼<text:span text:style-name="T3"><text:s/>– 2014</text:span>年<text:span text:style-name="T3">2</text:span>月<text:span text:style-name="T3">18</text:span>日<text:span text:style-name="T3"><text:line-break/><text:line-break/></text:span>台大醫師柯文哲今（<text:span text:style-name="T3">18</text:span>）日上午應中山長老教會邀請演講時，談到<text:span text:style-name="T3">2006</text:span>年搶救台中市長胡志強夫人邵曉鈴時，形容邵曉鈴「腦袋秀逗，不過（一旁的）胡志強好像笑得很開心的樣子」。柯這番話，被質疑嚴重失言。對此，他下午出席前立委蔡同榮追思活動時則辯護說，「這是開玩笑的」。<text:span text:style-name="T3"><text:line-break/><text:line-break/></text:span>柯文哲上午演講「生與死智慧」，在放映到搶救邵曉鈴照片時說，「前面<text:span text:style-name="T3">12</text:span>年沒人知道葉克膜作用，<text:span text:style-name="T3">2006</text:span>年邵曉鈴事件一炮而紅」。他指著照片說，「看這個邵曉鈴左手斷掉，腦袋秀逗；不過（一旁的）胡志強好像笑得很開心的樣子」。話畢，全場大笑。柯文哲馬上補上一句說，「我是說好像，我不知道真的假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